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032a8d" officeooo:paragraph-rsid="00032a8d"/>
    </style:style>
    <style:style style:name="P2" style:family="paragraph" style:parent-style-name="Standard">
      <style:text-properties style:font-name="Arial1" officeooo:rsid="0004768b" officeooo:paragraph-rsid="0004768b"/>
    </style:style>
    <style:style style:name="P3" style:family="paragraph" style:parent-style-name="Standard">
      <style:text-properties style:font-name="Arial1" officeooo:rsid="0005f747" officeooo:paragraph-rsid="0005f747"/>
    </style:style>
    <style:style style:name="P4" style:family="paragraph" style:parent-style-name="Standard">
      <style:text-properties style:font-name="Arial1" fo:font-style="normal" officeooo:rsid="002c9a5e" officeooo:paragraph-rsid="0005f747" style:font-style-asian="normal" style:font-style-complex="normal"/>
    </style:style>
    <style:style style:name="P5" style:family="paragraph" style:parent-style-name="Standard">
      <style:text-properties style:font-name="Arial1" fo:font-style="normal" officeooo:rsid="002e6845" officeooo:paragraph-rsid="0005f747" style:font-style-asian="normal" style:font-style-complex="normal"/>
    </style:style>
    <style:style style:name="P6" style:family="paragraph" style:parent-style-name="Standard">
      <style:text-properties style:font-name="Arial1" officeooo:rsid="0005b6e9" officeooo:paragraph-rsid="0005b6e9"/>
    </style:style>
    <style:style style:name="P7" style:family="paragraph" style:parent-style-name="Standard">
      <style:text-properties style:font-name="Arial1" officeooo:rsid="0005f9c0" officeooo:paragraph-rsid="0005f9c0"/>
    </style:style>
    <style:style style:name="P8" style:family="paragraph" style:parent-style-name="Standard_20__28_user_29_">
      <style:paragraph-properties fo:line-height="120%"/>
      <style:text-properties style:font-name="Arial1" officeooo:paragraph-rsid="0005f9c0"/>
    </style:style>
    <style:style style:name="P9" style:family="paragraph" style:parent-style-name="Standard_20__28_user_29_">
      <style:paragraph-properties fo:line-height="120%"/>
      <style:text-properties style:font-name="Arial1" officeooo:paragraph-rsid="0005f9c0" style:font-name-complex="Arial2"/>
    </style:style>
    <style:style style:name="P10" style:family="paragraph" style:parent-style-name="Standard_20__28_user_29_">
      <style:paragraph-properties fo:line-height="120%"/>
      <style:text-properties style:font-name="Arial1" officeooo:rsid="0005f747" officeooo:paragraph-rsid="0005f9c0"/>
    </style:style>
    <style:style style:name="P11" style:family="paragraph" style:parent-style-name="Standard_20__28_user_29_">
      <style:paragraph-properties fo:line-height="120%"/>
      <style:text-properties style:font-name="Arial1" officeooo:rsid="0005f9c0" officeooo:paragraph-rsid="0005f9c0"/>
    </style:style>
    <style:style style:name="T1" style:family="text">
      <style:text-properties officeooo:rsid="0004768b"/>
    </style:style>
    <style:style style:name="T2" style:family="text">
      <style:text-properties officeooo:rsid="0005f747"/>
    </style:style>
    <style:style style:name="T3" style:family="text">
      <style:text-properties fo:font-style="normal" officeooo:rsid="0031f390" style:font-style-asian="normal" style:font-style-complex="normal"/>
    </style:style>
    <style:style style:name="T4" style:family="text">
      <style:text-properties fo:font-style="italic" style:font-style-asian="italic" style:font-name-complex="Arial2" style:font-style-complex="italic"/>
    </style:style>
    <style:style style:name="T5" style:family="text">
      <style:text-properties style:font-name-complex="Arial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ntario: A classe Inventário foi feita para reaproveitar os itens na mecânica de compra e venda da loja. Ela tem 3 atributos:</text:p>
      <text:p text:style-name="P1">1 inteiro para gold; 1 vector do atributo Arma<text:span text:style-name="T1">(weapon)</text:span>; 1 vector do atributo Armadura <text:span text:style-name="T1">(armor)</text:span>;</text:p>
      <text:p text:style-name="P1"/>
      <text:p text:style-name="P1">Na classe Inventario há construtores:</text:p>
      <text:p text:style-name="P1">Inventario() - <text:span text:style-name="T1">constrói o Inventario com o atributo gold como um inteiro de valor 20 por default.</text:span></text:p>
      <text:p text:style-name="P1"/>
      <text:p text:style-name="P1">Na classe Inventario há métodos d<text:span text:style-name="T1">o tipo get(getters)</text:span>:</text:p>
      <text:p text:style-name="P2">get_gold() - retorna um inteiro com o atributo gold;</text:p>
      <text:p text:style-name="P2">get_full_unused_armor() - retorna um vector do tipo Armadura igual ao atributo armor;</text:p>
      <text:p text:style-name="P2">get_full_unused_weapon() - returna um vector do tipo Arma igual ao atributo weapon;</text:p>
      <text:p text:style-name="P1"/>
      <text:p text:style-name="P1">Na classe Inventario há métodos do tipo set<text:span text:style-name="T1">(setters – tipo void):</text:span></text:p>
      <text:p text:style-name="P3">set_gold(int num) – recebe um inteiro num e substitui o atributo gold por num;</text:p>
      <text:p text:style-name="P3"/>
      <text:p text:style-name="P11"><text:span text:style-name="T5">Na classe Inventário, há um método de display:</text:span></text:p>
      <text:p text:style-name="P11"><text:span text:style-name="T5">display_inventory() - imprime os vetores armor e weapon, objeto a objeto.</text:span></text:p>
      <text:p text:style-name="P3"/>
      <text:p text:style-name="P3">Na classe Inventário há métodos para adicionar e remover itens nos vectors weapon e armor:</text:p>
      <text:p text:style-name="P4">add_armor(Armadura) – adiciona uma armadura ao <text:span text:style-name="T2">atributo armor</text:span>;</text:p>
      <text:p text:style-name="P4">add_weapon(Arma) – adiciona uma arma ao <text:span text:style-name="T2">atributo weapon</text:span>;</text:p>
      <text:p text:style-name="P5">remove_armor(int id) – remove a armadura de atributo id igual ao parametro id;</text:p>
      <text:p text:style-name="P3"><text:span text:style-name="T3">remove_weapon(int id) – remove a arma de atributo id igual ao parametro id;</text:span> </text:p>
      <text:p text:style-name="P6"/>
      <text:p text:style-name="P7">Na classe Inventário, há métodos para uso em funções de outras classes:</text:p>
      <text:p text:style-name="P8"><text:span text:style-name="T4">armor_inventory_position(int id) </text:span><text:span text:style-name="T5">– retorna a posição no vector de Armadura do Inventario com id correspondente. </text:span></text:p>
      <text:p text:style-name="P8"><text:span text:style-name="T5">Observações: se a função não encontrar nenhum item com o id correspondente no Inventário, ela retorna um inteiro com valor </text:span><text:span text:style-name="T4">-1</text:span><text:span text:style-name="T5">.</text:span></text:p>
      <text:p text:style-name="P9"><text:bookmark text:name="_GoBack"/></text:p>
      <text:p text:style-name="P8"><text:span text:style-name="T4">weapon_inventory_position(int id)</text:span><text:span text:style-name="T5"> – retorna a posição no vector de Arma do Inventario com id correspondente. </text:span></text:p>
      <text:p text:style-name="P10"><text:span text:style-name="T5">Observações: se a função não encontrar nenhum item com o id correspondente no Inventário, ela retorna um inteiro com valor </text:span><text:span text:style-name="T4">-1</text:span><text:span text:style-name="T5">.</text:span></text:p>
      <text:p text:style-name="P10"><text:span text:style-name="T5"/></text:p>
      <text:p text:style-name="P1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5:09:01.812450853</meta:creation-date>
    <dc:date>2019-06-11T16:15:59.125852197</dc:date>
    <meta:editing-duration>PT16M59S</meta:editing-duration>
    <meta:editing-cycles>1</meta:editing-cycles>
    <meta:document-statistic meta:table-count="0" meta:image-count="0" meta:object-count="0" meta:page-count="1" meta:paragraph-count="22" meta:word-count="277" meta:character-count="1797" meta:non-whitespace-character-count="1531"/>
    <meta:generator>LibreOffice/5.1.6.2$Linux_X86_64 LibreOffice_project/10m0$Build-2</meta:generator>
  </office:meta>
</office:document-meta>
</file>